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15%"/>
      <style:text-properties style:font-name="Arial Black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line-height="115%"/>
      <style:text-properties style:font-name="Times New Roman" style:font-name-complex="Times New Roman" fo:font-weight="bold" style:font-weight-asian="bold"/>
    </style:style>
    <style:style style:name="P3" style:parent-style-name="ListParagraph" style:list-style-name="WWNum3" style:family="paragraph">
      <style:paragraph-properties fo:line-height="115%"/>
      <style:text-properties style:font-name="Times New Roman" style:font-name-complex="Times New Roman" fo:font-weight="bold" style:font-weight-asian="bold" fo:font-size="14pt" style:font-size-asian="14pt"/>
    </style:style>
    <style:style style:name="P4" style:parent-style-name="ListParagraph" style:family="paragraph">
      <style:paragraph-properties fo:line-height="115%"/>
      <style:text-properties style:font-name="Times New Roman" style:font-name-complex="Times New Roman" fo:font-weight="bold" style:font-weight-asian="bold"/>
    </style:style>
    <style:style style:name="P5" style:parent-style-name="Standard" style:family="paragraph">
      <style:paragraph-properties fo:line-height="115%" fo:margin-left="0.5909in">
        <style:tab-stops/>
      </style:paragraph-properties>
      <style:text-properties style:font-name="Times New Roman" style:font-name-complex="Times New Roman"/>
    </style:style>
    <style:style style:name="P6" style:parent-style-name="Standard" style:family="paragraph">
      <style:paragraph-properties fo:line-height="115%" fo:margin-left="0.5909in">
        <style:tab-stops/>
      </style:paragraph-properties>
      <style:text-properties style:font-name="Times New Roman" style:font-name-complex="Times New Roman"/>
    </style:style>
    <style:style style:name="P7" style:parent-style-name="Standard" style:family="paragraph">
      <style:paragraph-properties fo:line-height="115%"/>
      <style:text-properties style:font-name="Times New Roman" style:font-name-complex="Times New Roman"/>
    </style:style>
    <style:style style:name="P8" style:parent-style-name="Standard" style:family="paragraph">
      <style:paragraph-properties fo:line-height="115%" fo:margin-left="0.5in">
        <style:tab-stops/>
      </style:paragraph-properties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/>
    </style:style>
    <style:style style:name="P11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12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13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14" style:parent-style-name="Standard" style:family="paragraph">
      <style:paragraph-properties fo:line-height="115%" fo:margin-left="1.0833in">
        <style:tab-stops/>
      </style:paragraph-properties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line-height="115%" fo:margin-left="0.5in">
        <style:tab-stops/>
      </style:paragraph-properties>
      <style:text-properties style:font-name="Times New Roman" style:font-name-complex="Times New Roman" fo:font-weight="bold" style:font-weight-asian="bold"/>
    </style:style>
    <style:style style:name="P16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17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18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19" style:parent-style-name="Standard" style:family="paragraph">
      <style:paragraph-properties fo:line-height="115%"/>
      <style:text-properties style:font-name="Times New Roman" style:font-name-complex="Times New Roman"/>
    </style:style>
    <style:style style:name="P20" style:parent-style-name="Standard" style:family="paragraph">
      <style:paragraph-properties fo:line-height="115%" fo:margin-left="0.5in">
        <style:tab-stops/>
      </style:paragraph-properties>
      <style:text-properties style:font-name="Times New Roman" style:font-name-complex="Times New Roman" fo:font-weight="bold" style:font-weight-asian="bold"/>
    </style:style>
    <style:style style:name="P21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22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23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24" style:parent-style-name="Standard" style:family="paragraph">
      <style:paragraph-properties fo:line-height="115%" fo:margin-left="0.8861in">
        <style:tab-stops/>
      </style:paragraph-properties>
    </style:style>
    <style:style style:name="T25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26" style:parent-style-name="SourceTex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27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28" style:parent-style-name="SourceTex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29" style:parent-style-name="SourceText" style:family="text">
      <style:text-properties style:font-name="Times New Roman" style:font-name-complex="Times New Roman" fo:font-style="italic" style:font-style-asian="italic" style:font-style-complex="italic" fo:color="#FF0000"/>
    </style:style>
    <style:style style:name="T30" style:parent-style-name="DefaultParagraphFont" style:family="text">
      <style:text-properties style:font-name="Times New Roman" style:font-name-complex="Times New Roman" fo:color="#FF0000"/>
    </style:style>
    <style:style style:name="T31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32" style:parent-style-name="SourceTex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33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P34" style:parent-style-name="Standard" style:family="paragraph">
      <style:paragraph-properties fo:line-height="115%"/>
      <style:text-properties style:font-name="Times New Roman" style:font-name-complex="Times New Roman"/>
    </style:style>
    <style:style style:name="P35" style:parent-style-name="Standard" style:family="paragraph">
      <style:paragraph-properties fo:line-height="115%" fo:margin-left="0.5in">
        <style:tab-stops/>
      </style:paragraph-properties>
      <style:text-properties style:font-name="Times New Roman" style:font-name-complex="Times New Roman" fo:font-weight="bold" style:font-weight-asian="bold"/>
    </style:style>
    <style:style style:name="P36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37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38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39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0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1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2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3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4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5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6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7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8" style:parent-style-name="Standard" style:family="paragraph">
      <style:paragraph-properties fo:line-height="115%" fo:margin-left="0.8861in">
        <style:tab-stops/>
      </style:paragraph-properties>
      <style:text-properties style:font-name="Times New Roman" style:font-name-complex="Times New Roman"/>
    </style:style>
    <style:style style:name="P49" style:parent-style-name="ListParagraph" style:list-style-name="WWNum3" style:family="paragraph">
      <style:paragraph-properties style:text-autospace="none" fo:text-align="justify" style:vertical-align="auto"/>
      <style:text-properties style:font-name="Times New Roman" style:font-name-complex="Times New Roman" fo:font-weight="bold" style:font-weight-asian="bold" fo:font-size="14pt" style:font-size-asian="14pt" fo:hyphenate="true"/>
    </style:style>
    <style:style style:name="P50" style:parent-style-name="Standard" style:family="paragraph">
      <style:paragraph-properties fo:line-height="115%" fo:margin-left="0.5in">
        <style:tab-stops/>
      </style:paragraph-properties>
      <style:text-properties style:font-name="Times New Roman" style:font-name-complex="Times New Roman"/>
    </style:style>
    <style:style style:name="P51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2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3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4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5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6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7" style:parent-style-name="Normal" style:family="paragraph">
      <style:paragraph-properties fo:margin-left="0.6895in">
        <style:tab-stops/>
      </style:paragraph-properties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ListParagraph" style:list-style-name="LFO3" style:family="paragraph">
      <style:paragraph-properties style:vertical-align="auto" fo:line-height="106%"/>
      <style:text-properties fo:hyphenate="true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P62" style:parent-style-name="Normal" style:family="paragraph">
      <style:paragraph-properties fo:margin-left="0.7875in" fo:text-indent="0.0986in">
        <style:tab-stops/>
      </style:paragraph-properties>
      <style:text-properties style:font-name="Times New Roman" style:font-name-complex="Times New Roman"/>
    </style:style>
    <style:style style:name="P63" style:parent-style-name="Normal" style:family="paragraph">
      <style:paragraph-properties fo:margin-left="0.7875in" fo:text-indent="0.0986in">
        <style:tab-stops/>
      </style:paragraph-properties>
      <style:text-properties style:font-name="Times New Roman" style:font-name-complex="Times New Roman"/>
    </style:style>
    <style:style style:name="P64" style:parent-style-name="Normal" style:family="paragraph">
      <style:paragraph-properties fo:margin-left="0.7875in" fo:text-indent="0.0986in">
        <style:tab-stops/>
      </style:paragraph-properties>
    </style:style>
    <style:style style:name="T65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66" style:parent-style-name="SourceTex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67" style:parent-style-name="SourceText" style:family="text">
      <style:text-properties style:font-name="Times New Roman" style:font-name-complex="Times New Roman" fo:font-style="italic" style:font-style-asian="italic" style:font-style-complex="italic" fo:color="#FF0000"/>
    </style:style>
    <style:style style:name="T68" style:parent-style-name="DefaultParagraphFont" style:family="text">
      <style:text-properties style:font-name="Times New Roman" style:font-name-complex="Times New Roman" fo:color="#FF0000"/>
    </style:style>
    <style:style style:name="T69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P70" style:parent-style-name="Normal" style:family="paragraph">
      <style:paragraph-properties fo:margin-left="0.7875in" fo:text-indent="0.0986in">
        <style:tab-stops/>
      </style:paragraph-properties>
      <style:text-properties style:font-name="Times New Roman" style:font-name-complex="Times New Roman"/>
    </style:style>
    <style:style style:name="P71" style:parent-style-name="ListParagraph" style:list-style-name="LFO3" style:family="paragraph">
      <style:paragraph-properties style:vertical-align="auto" fo:line-height="106%"/>
      <style:text-properties style:font-name="Times New Roman" style:font-name-complex="Times New Roman" fo:font-weight="bold" style:font-weight-asian="bold" fo:hyphenate="true"/>
    </style:style>
    <style:style style:name="P72" style:parent-style-name="Normal" style:family="paragraph">
      <style:paragraph-properties fo:text-indent="0.8861in"/>
      <style:text-properties style:font-name="Times New Roman" style:font-name-complex="Times New Roman"/>
    </style:style>
    <style:style style:name="P73" style:parent-style-name="Normal" style:family="paragraph">
      <style:paragraph-properties fo:text-indent="0.8861in"/>
      <style:text-properties style:font-name="Times New Roman" style:font-name-complex="Times New Roman"/>
    </style:style>
    <style:style style:name="P74" style:parent-style-name="Normal" style:family="paragraph">
      <style:paragraph-properties fo:margin-left="0.7875in" fo:text-indent="0.0986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76" style:parent-style-name="SourceTex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T77" style:parent-style-name="SourceText" style:family="text">
      <style:text-properties style:font-name="Times New Roman" style:font-name-complex="Times New Roman" fo:font-style="italic" style:font-style-asian="italic" style:font-style-complex="italic" fo:color="#FF0000"/>
    </style:style>
    <style:style style:name="T78" style:parent-style-name="DefaultParagraphFont" style:family="text">
      <style:text-properties style:font-name="Times New Roman" style:font-name-complex="Times New Roman" fo:color="#FF0000"/>
    </style:style>
    <style:style style:name="T79" style:parent-style-name="DefaultParagraphFont" style:family="text">
      <style:text-properties style:font-name="Times New Roman" style:font-name-complex="Times New Roman" fo:font-style="italic" style:font-style-asian="italic" style:font-style-complex="italic" fo:color="#C9211E"/>
    </style:style>
    <style:style style:name="P80" style:parent-style-name="Normal" style:family="paragraph">
      <style:text-properties style:font-name="Times New Roman" style:font-name-complex="Times New Roman" fo:font-weight="bold" style:font-weight-asian="bold"/>
    </style:style>
    <style:style style:name="P81" style:parent-style-name="ListParagraph" style:list-style-name="LFO3" style:family="paragraph">
      <style:paragraph-properties style:vertical-align="auto" fo:line-height="106%"/>
      <style:text-properties style:font-name="Times New Roman" style:font-name-complex="Times New Roman" fo:font-weight="bold" style:font-weight-asian="bold" fo:hyphenate="true"/>
    </style:style>
    <style:style style:name="P82" style:parent-style-name="Normal" style:family="paragraph">
      <style:paragraph-properties fo:margin-left="0.8861in">
        <style:tab-stops/>
      </style:paragraph-properties>
      <style:text-properties style:font-name="Times New Roman" style:font-name-complex="Times New Roman"/>
    </style:style>
    <style:style style:name="P83" style:parent-style-name="Normal" style:family="paragraph">
      <style:paragraph-properties fo:margin-left="0.8861in">
        <style:tab-stops/>
      </style:paragraph-properties>
      <style:text-properties style:font-name="Times New Roman" style:font-name-complex="Times New Roman"/>
    </style:style>
    <style:style style:name="P84" style:parent-style-name="Normal" style:family="paragraph">
      <style:paragraph-properties fo:margin-left="0.8861in">
        <style:tab-stops/>
      </style:paragraph-properties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 fo:font-weight="bold" style:font-weight-asian="bold"/>
    </style:style>
    <style:style style:name="P86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/>
    </style:style>
    <style:style style:name="P87" style:parent-style-name="Normal" style:family="paragraph">
      <style:paragraph-properties fo:text-indent="0.9847in"/>
      <style:text-properties style:font-name="Times New Roman" style:font-name-complex="Times New Roman"/>
    </style:style>
    <style:style style:name="P88" style:parent-style-name="Normal" style:family="paragraph">
      <style:paragraph-properties fo:text-indent="0.9847in"/>
      <style:text-properties style:font-name="Times New Roman" style:font-name-complex="Times New Roman"/>
    </style:style>
    <style:style style:name="P89" style:parent-style-name="Standard" style:family="paragraph">
      <style:paragraph-properties fo:line-height="115%" fo:margin-left="0.5in" fo:text-indent="0.9847in">
        <style:tab-stops/>
      </style:paragraph-properties>
      <style:text-properties style:font-name="Times New Roman" style:font-name-complex="Times New Roman"/>
    </style:style>
  </office:automatic-styles>
  <office:body>
    <office:text text:use-soft-page-breaks="true">
      <text:p text:style-name="P1">Pig Latin Programs Solution</text:p>
      <text:p text:style-name="P2"/>
      <text:list text:style-name="WWNum3">
        <text:list-item text:start-value="1">
          <text:p text:style-name="P3">Write Pig Latin scripts for Crop Production Dataset.</text:p>
        </text:list-item>
      </text:list>
      <text:p text:style-name="P4">Solution:</text:p>
      <text:p text:style-name="P5">crop_prod = LOAD 'crop_production.csv' USING<text:s/>PigStorage (',') AS<text:s/>(State_Name:chararray, District_Name:chararray, Crop_Year:int, Season:chararray, Crop:chararray, Area:float, Production:float);</text:p>
      <text:p text:style-name="P6">DESCRIBE crop_prod;</text:p>
      <text:p text:style-name="P7"/>
      <text:p text:style-name="P8"><text:span text:style-name="T9">a</text:span><text:span text:style-name="T10">. Calculate total production of each crop.</text:span></text:p>
      <text:p text:style-name="P11">total_production = GROUP crop_prod BY Crop;</text:p>
      <text:p text:style-name="P12">sum_production = FOREACH total_production GENERATE group AS Crop, SUM(crop_prod.Production) AS Total_Production;</text:p>
      <text:p text:style-name="P13">DUMP sum_production;</text:p>
      <text:p text:style-name="P14"/>
      <text:p text:style-name="P15">b. Find the average production per year for each crop.</text:p>
      <text:p text:style-name="P16">grouped_by_crop_year = GROUP crop_prod BY (Crop, Crop_Year);</text:p>
      <text:p text:style-name="P17">average_production =<text:s/>FOREACH grouped_by_crop_year GENERATE group.Crop AS Crop, group.Crop_Year AS Crop_Year, AVG(crop_prod.Production) AS Avg_Production;</text:p>
      <text:p text:style-name="P18">DUMP average_production;</text:p>
      <text:p text:style-name="P19"/>
      <text:p text:style-name="P20">c. Filter all crops grown in ‘Karnataka’</text:p>
      <text:p text:style-name="P21">specific_state = FILTER crop_prod BY State_Name == 'Karnataka';</text:p>
      <text:p text:style-name="P22">unique_crops = GROUP specific_state BY Crop;</text:p>
      <text:p text:style-name="P23">DUMP unique_crops;</text:p>
      <text:p text:style-name="P24"><text:span text:style-name="T25">[Note: Ensure that the string<text:s/></text:span><text:span text:style-name="T26">'Karnataka'</text:span><text:span text:style-name="T27"><text:s/>uses straight quotes (</text:span><text:span text:style-name="T28">'</text:span><text:span text:style-name="T29"><text:s/></text:span><text:span text:style-name="T30">'</text:span><text:span text:style-name="T31">) instead of typographic quotes (</text:span><text:span text:style-name="T32">‘’</text:span><text:span text:style-name="T33">), as Pig does not recognize the latter.]</text:span></text:p>
      <text:p text:style-name="P34"/>
      <text:p text:style-name="P35">d. Calculate the total area used for each<text:s/>crop in the year 2010.</text:p>
      <text:p text:style-name="P36">specific_year = FILTER crop_prod BY Crop_Year == 2010;</text:p>
      <text:p text:style-name="P37">total_area = GROUP specific_year BY Crop;</text:p>
      <text:p text:style-name="P38">sum_area = FOREACH total_area GENERATE group AS Crop, SUM (specific_year. Area) AS Total_Area;</text:p>
      <text:p text:style-name="P39">DUMP sum_area;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list text:style-name="WWNum3" text:continue-numbering="true">
        <text:list-item>
          <text:p text:style-name="P49">Write Pig Latin<text:s/>scripts for the following queries on Olympic Athletes and Hosts Dataset</text:p>
        </text:list-item>
      </text:list>
      <text:p text:style-name="P50"/>
      <text:p text:style-name="P51">athletes = LOAD 'olympic_athletes.csv' USING PigStorage (',') AS (athlete_url: chararray, athlete_full_name: chararray, games_participations: int, first_game: chararray,<text:s/>athlete_year_birth: float, athlete_medals: chararray, bio: chararray);</text:p>
      <text:p text:style-name="P52"/>
      <text:p text:style-name="P53">hosts = LOAD 'olympic_hosts.csv' USING PigStorage (',') AS (game_slug: chararray, game_end_date: chararray, game_start_date: chararray, game_location: chararray, game_name: chararray,<text:s/>game_season: chararray, game_year: int);</text:p>
      <text:p text:style-name="P54"/>
      <text:p text:style-name="P55">DESCRIBE athletes;</text:p>
      <text:p text:style-name="P56"/>
      <text:p text:style-name="P57">DESCRIBE hosts;</text:p>
      <text:p text:style-name="P58"/>
      <text:list text:style-name="LFO3" text:continue-numbering="true">
        <text:list-item>
          <text:p text:style-name="P59"><text:span text:style-name="T60">Filter athletes participated in the “Tokyo 2020” games</text:span><text:span text:style-name="T61">.</text:span></text:p>
        </text:list-item>
      </text:list>
      <text:p text:style-name="P62">tokyo_2020_athletes = FILTER athletes BY first_game == 'Tokyo 2020';</text:p>
      <text:p text:style-name="P63">DUMP tokyo_2020_athletes;</text:p>
      <text:p text:style-name="P64"><text:span text:style-name="T65">[Note: uses straight quotes (</text:span><text:span text:style-name="T66">'</text:span><text:span text:style-name="T67"><text:s/></text:span><text:span text:style-name="T68">'</text:span><text:span text:style-name="T69">)]</text:span></text:p>
      <text:p text:style-name="P70"/>
      <text:list text:style-name="LFO3" text:continue-numbering="true">
        <text:list-item>
          <text:p text:style-name="P71">Filter the games held in<text:s/>“China”.</text:p>
        </text:list-item>
      </text:list>
      <text:p text:style-name="P72">games_in_china = FILTER hosts BY game_location == 'China';</text:p>
      <text:p text:style-name="P73">DUMP games_in_china;</text:p>
      <text:p text:style-name="P74"><text:span text:style-name="T75">[Note: uses straight quotes (</text:span><text:span text:style-name="T76">'</text:span><text:span text:style-name="T77"><text:s/></text:span><text:span text:style-name="T78">'</text:span><text:span text:style-name="T79">)]</text:span></text:p>
      <text:p text:style-name="P80"/>
      <text:list text:style-name="LFO3" text:continue-numbering="true">
        <text:list-item>
          <text:p text:style-name="P81">Group games by season and count the number of games in each session.</text:p>
        </text:list-item>
      </text:list>
      <text:p text:style-name="P82">grouped_by_season = GROUP hosts BY game_season;</text:p>
      <text:p text:style-name="P83">counted_by_season = FOREACH grouped_by_season<text:s/>GENERATE group AS game_season, COUNT(hosts) AS num_games;</text:p>
      <text:p text:style-name="P84">DUMP counted_by_season;</text:p>
      <text:p text:style-name="P85"/>
      <text:p text:style-name="P86">d. Filter games that occurred after the year 2000.</text:p>
      <text:p text:style-name="P87">games_after_2000 = FILTER hosts BY game_year &gt; 2000;</text:p>
      <text:p text:style-name="P88">DUMP games_after_2000;</text:p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4-12-21T12:40:00Z</meta:creation-date>
    <dc:date>2024-12-26T08:51:00Z</dc:date>
    <meta:template xlink:href="Normal" xlink:type="simple"/>
    <meta:editing-cycles>17</meta:editing-cycles>
    <meta:editing-duration>PT1620S</meta:editing-duration>
    <meta:document-statistic meta:page-count="2" meta:paragraph-count="5" meta:word-count="406" meta:character-count="2720" meta:row-count="19" meta:non-whitespace-character-count="2319"/>
  </office:meta>
</office:document-meta>
</file>